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style:font-face style:name="OpenSymbol" svg:font-family="OpenSymbol"/>
    <style:font-face style:name="Times" svg:font-family="Times"/>
    <style:font-face style:name="sans-serif" svg:font-family="sans-serif"/>
    <style:font-face style:name="Helvetica1" svg:font-family="Helvetica" style:font-family-generic="swiss"/>
    <style:font-face style:name="Arial" svg:font-family="Arial" style:font-family-generic="roman" style:font-pitch="variable"/>
    <style:font-face style:name="Arial1" svg:font-family="Arial" style:font-family-generic="swiss" style:font-pitch="variable"/>
    <style:font-face style:name="Helvetica2"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text-properties fo:color="#000000" style:font-name="Helvetica1" fo:font-size="9.5pt" style:font-name-asian="Helvetica1" style:font-size-asian="9.5pt" style:font-name-complex="Helvetica1" style:font-size-complex="9.5pt"/>
    </style:style>
    <style:style style:name="P2" style:family="paragraph" style:parent-style-name="Text_20_body" style:list-style-name="L2">
      <style:text-properties fo:color="#000000" style:font-name="Helvetica1" fo:font-size="9.5pt" style:font-name-asian="Helvetica1" style:font-size-asian="9.5pt" style:font-name-complex="Helvetica1" style:font-size-complex="9.5pt"/>
    </style:style>
    <style:style style:name="P3" style:family="paragraph" style:parent-style-name="Text_20_body" style:list-style-name="L3">
      <style:text-properties fo:color="#000000" style:font-name="Helvetica1" fo:font-size="9.5pt" style:font-name-asian="Helvetica1" style:font-size-asian="9.5pt" style:font-name-complex="Helvetica1" style:font-size-complex="9.5pt"/>
    </style:style>
    <style:style style:name="P4" style:family="paragraph" style:parent-style-name="Text_20_body" style:list-style-name="L1">
      <style:text-properties fo:color="#000000" style:font-name="Helvetica1" fo:font-size="9.5pt" fo:font-weight="normal" style:font-name-asian="Helvetica1" style:font-size-asian="9.5pt" style:font-weight-asian="normal" style:font-name-complex="Helvetica1" style:font-size-complex="9.5pt" style:font-weight-complex="normal"/>
    </style:style>
    <style:style style:name="P5" style:family="paragraph" style:parent-style-name="Text_20_body" style:list-style-name="L1">
      <style:text-properties fo:color="#000000" style:font-name="Helvetica1" fo:font-size="9.5pt" fo:font-weight="bold" style:font-name-asian="Helvetica1" style:font-size-asian="9.5pt" style:font-weight-asian="bold" style:font-name-complex="Helvetica1" style:font-size-complex="9.5pt" style:font-weight-complex="bold"/>
    </style:style>
    <style:style style:name="P6" style:family="paragraph" style:parent-style-name="Text_20_body" style:list-style-name="L1">
      <style:text-properties fo:color="#000000" style:font-name="Helvetica1" fo:font-size="8pt" fo:font-weight="normal" style:font-name-asian="Helvetica1" style:font-size-asian="8pt" style:font-weight-asian="normal" style:font-name-complex="Helvetica1" style:font-size-complex="8pt" style:font-weight-complex="normal"/>
    </style:style>
    <style:style style:name="T1" style:family="text">
      <style:text-properties fo:font-variant="normal" fo:text-transform="none" fo:color="#000000" style:font-name="sans-serif" fo:font-size="8.35000038146973pt" fo:letter-spacing="normal" fo:font-style="normal" fo:font-weight="normal"/>
    </style:style>
    <style:style style:name="T2" style:family="text">
      <style:text-properties fo:font-variant="normal" fo:text-transform="none" fo:color="#000000" style:font-name="sans-serif" fo:font-size="8.35000038146973pt" fo:letter-spacing="normal" fo:font-style="normal" fo:font-weight="normal" style:font-weight-asian="normal" style:font-weight-complex="normal"/>
    </style:style>
    <style:style style:name="T3" style:family="text">
      <style:text-properties fo:font-variant="normal" fo:text-transform="none" fo:color="#000000" style:font-name="sans-serif" fo:font-size="8.35000038146973pt" fo:letter-spacing="normal" fo:font-style="normal" fo:font-weight="bol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bold"/>
    </style:style>
    <style:style style:name="T6" style:family="text">
      <style:text-properties fo:font-variant="normal" fo:text-transform="none" style:font-name="sans-serif" fo:font-size="8.35000038146973pt" fo:letter-spacing="normal" fo:font-style="normal"/>
    </style:style>
    <style:style style:name="T7" style:family="text">
      <style:text-properties fo:font-variant="normal" fo:text-transform="none" style:font-name="sans-serif" fo:font-size="8.35000038146973pt" fo:letter-spacing="normal" fo:font-style="normal" fo:font-weight="bold"/>
    </style:style>
    <style:style style:name="T8" style:family="text">
      <style:text-properties fo:font-variant="normal" fo:text-transform="none" style:font-name="sans-serif" fo:letter-spacing="normal" fo:font-style="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s of collaborative ontology development</text:h>
      <text:h text:style-name="Heading_20_2" text:outline-level="2">Requirements</text:h>
      <text:h text:style-name="Heading_20_3" text:outline-level="3">Stated in Collaborative Protégé Project Paper</text:h>
      <text:p text:style-name="Text_20_body">„<text:span text:style-name="T1">The main feature of Collaborative Protégé is the ability to </text:span><text:span text:style-name="T3">create notes attached to different things“</text:span></text:p>
      <text:list xml:id="list1557029284" text:style-name="L1">
        <text:list-item>
          <text:p text:style-name="P1"><text:span text:style-name="T5">Integration of discussions and annotations in ontology development</text:span></text:p>
          <text:list>
            <text:list-item>
              <text:p text:style-name="P4"><text:span text:style-name="T4">Linking users to the artifacts they produce</text:span></text:p>
              <text:p text:style-name="P6"><text:span text:style-name="T4">„Make the discussions accessible from the ontology components that are being discussed and make the ontology components accessible when one examines or writes a discussion message.“</text:span></text:p>
            </text:list-item>
          </text:list>
        </text:list-item>
        <text:list-item>
          <text:p text:style-name="P1"><text:span text:style-name="T5">Support for various levels of expressiveness</text:span></text:p>
          <text:p text:style-name="P4"><text:span text:style-name="T8">Collaborative tools must have the same expressiveness as the ontology they are used on. They must also support editing both classes and instances.</text:span></text:p>
        </text:list-item>
        <text:list-item>
          <text:p text:style-name="P5"><text:span text:style-name="T4">User management and provenance of information</text:span></text:p>
          <text:p text:style-name="P4"><text:span text:style-name="T4">Users need to know where information is coming from. For example they must be able to see who makes changes and when. This information also needs to be searchable.</text:span></text:p>
        </text:list-item>
        <text:list-item>
          <text:p text:style-name="P5"><text:span text:style-name="T4">Scalability, reliability, and robustness</text:span></text:p>
          <text:p text:style-name="P4"><text:span text:style-name="T4">The collaboration tools should scale with the size of the ontology and the amount of users.</text:span></text:p>
          <text:p text:style-name="P4"><text:span text:style-name="T4">Users should be able to rely on the collaboration tools. They will not use the tool until they are convinced that it is ready to be used in production environments.</text:span></text:p>
          <text:p text:style-name="P4"><text:span text:style-name="T4">Losing or corrupting information is not acceptable.</text:span></text:p>
        </text:list-item>
        <text:list-item>
          <text:p text:style-name="P5"><text:span text:style-name="T4">Access control</text:span></text:p>
          <text:p text:style-name="P4"><text:span text:style-name="T4">Need for fine grained access controls in collaborative tools. For example some users with an expertise in an area should be able to edit the parts of the ontology which represent this field but they may not be allowed to edit other parts.</text:span></text:p>
          <text:p text:style-name="P4"><text:span text:style-name="T4">This is a complex aspect.</text:span></text:p>
        </text:list-item>
        <text:list-item>
          <text:p text:style-name="P5">Workflow support</text:p>
          <text:p text:style-name="P4">Collaborative ontology development projects have specific workflows associated with making changes for example the processes of proposing a change and reaching consensus. Therefore collaborative tools should support workflow management.</text:p>
        </text:list-item>
        <text:list-item>
          <text:p text:style-name="P5">Synchronous and asynchronous access to shared ontologies</text:p>
          <text:p text:style-name="P4">Whether users access shared ontologies synchronously or asynchronously depends on the size of the project, the group of users and the complexity of the ontology. Therefore collaborative development tools should support both ways of accessing shared ontologies.</text:p>
        </text:list-item>
      </text:list>
      <text:h text:style-name="Heading_20_4" text:outline-level="4">Collaborative Protégé Components</text:h>
      <text:list xml:id="list1126495870" text:style-name="L3">
        <text:list-item>
          <text:p text:style-name="P3">Changes API<text:tab/><text:tab/><text:tab/>Structured log of ontology changes</text:p>
        </text:list-item>
        <text:list-item>
          <text:p text:style-name="P3">Annotations API<text:tab/><text:tab/><text:tab/>Adding annotations to ontology components and changes</text:p>
        </text:list-item>
        <text:list-item>
          <text:p text:style-name="P3">Ontology Components API<text:tab/>Adding and changing the content of the ontologies and knowledge <text:tab/><text:tab/><text:tab/><text:tab/><text:tab/>bases; Support for transactions, caching, multiple backends; Can be <text:tab/><text:tab/><text:tab/><text:tab/>used by other applications to access all domain ontologies as well as <text:tab/><text:tab/><text:tab/><text:tab/>the collaborative information.</text:p>
        </text:list-item>
      </text:list>
      <text:h text:style-name="Heading_20_2" text:outline-level="2">Related Work</text:h>
      <text:list xml:id="list99631434" text:style-name="L2">
        <text:list-item>
          <text:p text:style-name="P2">OntoWiki</text:p>
        </text:list-item>
        <text:list-item>
          <text:p text:style-name="P2">Hozo ontology editor</text:p>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style:font-face style:name="OpenSymbol" svg:font-family="OpenSymbol"/>
    <style:font-face style:name="Times" svg:font-family="Times"/>
    <style:font-face style:name="sans-serif" svg:font-family="sans-serif"/>
    <style:font-face style:name="Helvetica1" svg:font-family="Helvetica" style:font-family-generic="swiss"/>
    <style:font-face style:name="Arial" svg:font-family="Arial" style:font-family-generic="roman" style:font-pitch="variable"/>
    <style:font-face style:name="Arial1" svg:font-family="Arial" style:font-family-generic="swiss" style:font-pitch="variable"/>
    <style:font-face style:name="Helvetica2"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Novacek</meta:initial-creator>
    <meta:creation-date>2010-10-29T11:29:32</meta:creation-date>
    <dc:date>2010-10-29T16:09:55</dc:date>
    <dc:creator>Jan Novacek</dc:creator>
    <meta:editing-duration>PT04H40M28S</meta:editing-duration>
    <meta:editing-cycles>2</meta:editing-cycles>
    <meta:generator>OpenOffice.org/3.2$Unix OpenOffice.org_project/320m18$Build-9502</meta:generator>
    <meta:document-statistic meta:table-count="0" meta:image-count="0" meta:object-count="0" meta:page-count="1" meta:paragraph-count="29" meta:word-count="402" meta:character-count="2567"/>
  </office:meta>
</office:document-meta>
</file>